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9.078cm" fo:min-width="2.7cm"/>
    </style:style>
    <style:style style:name="gr3" style:family="graphic" style:parent-style-name="standard">
      <style:graphic-properties draw:textarea-horizontal-align="justify" draw:textarea-vertical-align="middle" draw:auto-grow-height="false" fo:min-height="4.35cm" fo:min-width="11.3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2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fo:min-height="13.364cm"/>
    </style:style>
    <style:style style:name="co1" style:family="table-column">
      <style:table-column-properties style:column-width="12.398cm" style:use-optimal-column-width="false"/>
    </style:style>
    <style:style style:name="co2" style:family="table-column">
      <style:table-column-properties style:column-width="12.402cm" style:use-optimal-column-width="false"/>
    </style:style>
    <style:style style:name="ro1" style:family="table-row">
      <style:table-row-properties style:row-height="2.4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0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CRe - Ein experimentelle OCR Implemenierung in C++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rausforderungen in OC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Vereinfachende Annahmen und ihre Ausnahmen</text:p>
              </text:list-item>
              <text:list-item>
                <text:p>Oft Kontextabhängig</text:p>
              </text:list-item>
              <text:list-item>
                <text:p>Schriftarten/-typen (sans serif, italic, bold)</text:p>
              </text:list-item>
              <text:list-item>
                <text:p>Schlechte Bildqualität (Rauschen, zu geringe Auflösu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en für Matching in OCR</text:p>
          </draw:text-box>
        </draw:frame>
        <draw:frame presentation:style-name="pr5" draw:layer="layout" svg:width="25.5cm" svg:height="13cm" svg:x="1cm" svg:y="5.5cm" presentation:class="outline">
          <draw:text-box>
            <text:p/>
            <text:list text:style-name="L1">
              <text:list-item>
                <text:p>Pattern matching</text:p>
              </text:list-item>
              <text:list-item>
                <text:p>Feature matching</text:p>
              </text:list-item>
              <text:list-item>
                <text:p>Neural Networks<text:line-break/>(abhängig vom Netzwerk: PM oder F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CRe – Fokus</text:p>
          </draw:text-box>
        </draw:frame>
        <draw:frame presentation:style-name="pr5" draw:layer="layout" svg:width="25.5cm" svg:height="13cm" svg:x="1cm" svg:y="5.5cm" presentation:class="outline">
          <draw:text-box>
            <text:p/>
            <text:p/>
            <text:list text:style-name="L2">
              <text:list-item>
                <text:p>einfache ASCII</text:p>
              </text:list-item>
              <text:list-item>
                <text:p>deblobbing</text:p>
              </text:list-item>
              <text:list-item>
                <text:p>Pattern Matching</text:p>
              </text:list-item>
              <text:list-item>
                <text:p>um Feature Matching erweiterbar (nicht implementie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custom-shape draw:style-name="gr2" draw:text-style-name="P2" xml:id="id3" draw:id="id3" draw:layer="layout" svg:width="3.2cm" svg:height="9.328cm" svg:x="15.857cm" svg:y="7.4cm">
          <text:p text:style-name="P2">Find and</text:p>
          <text:p text:style-name="P2">Translate</text:p>
          <text:p text:style-name="P2">Glyphs in</text:p>
          <text:p text:style-name="P2">RO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8cm" svg:height="4.6cm" svg:x="1.6cm" svg:y="5.6cm">
          <text:p text:style-name="P2">Training images (masks)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>
          <draw:text-box>
            <text:p>System Diagramm</text:p>
          </draw:text-box>
        </draw:frame>
        <draw:custom-shape draw:style-name="gr4" draw:text-style-name="P2" xml:id="id1" draw:id="id1" draw:layer="layout" svg:width="3.2cm" svg:height="2.2cm" svg:x="2.2cm" svg:y="14.6cm">
          <text:p text:style-name="P2">Load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2cm" svg:height="2.2cm" svg:x="9.1cm" svg:y="14.6cm">
          <text:p text:style-name="P2">Find ROI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2cm" svg:height="2.2cm" svg:x="21.8cm" svg:y="11cm">
          <text:p text:style-name="P2">outpu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4cm" svg:y1="15.7cm" svg:x2="9.1cm" svg:y2="15.7cm" draw:start-shape="id1" draw:start-glue-point="1" draw:end-shape="id2" draw:end-glue-point="3" svg:d="M5400 15700h3700" svg:viewBox="0 0 3701 1">
          <text:p text:style-name="P2">Img<text:tab/><text:tab/></text:p>
          <text:p text:style-name="P2"/>
        </draw:connector>
        <draw:connector draw:style-name="gr5" draw:text-style-name="P3" draw:layer="layout" draw:type="line" svg:x1="12.3cm" svg:y1="15.7cm" svg:x2="15.857cm" svg:y2="12.064cm" draw:start-shape="id2" draw:start-glue-point="1" draw:end-shape="id3" draw:end-glue-point="3" svg:d="M12300 15700l3557-3636" svg:viewBox="0 0 3558 3637">
          <text:p text:style-name="P2"/>
          <text:p text:style-name="P2"/>
          <text:p text:style-name="P2"/>
          <text:p text:style-name="P2"/>
          <text:p text:style-name="P2">ROI</text:p>
        </draw:connector>
        <draw:connector draw:style-name="gr5" draw:text-style-name="P3" draw:layer="layout" draw:type="line" svg:x1="19.057cm" svg:y1="12.064cm" svg:x2="21.8cm" svg:y2="12.1cm" draw:start-shape="id3" draw:start-glue-point="1" draw:end-shape="id4" draw:end-glue-point="3" svg:d="M19057 12064l2743 36" svg:viewBox="0 0 2744 37">
          <text:p text:style-name="P2">Text</text:p>
          <text:p text:style-name="P2"/>
          <text:p text:style-name="P2"/>
        </draw:connector>
        <draw:custom-shape draw:style-name="gr4" draw:text-style-name="P2" xml:id="id5" draw:id="id5" draw:layer="layout" svg:width="3.2cm" svg:height="2.2cm" svg:x="2.2cm" svg:y="7.2cm">
          <text:p text:style-name="P2">Load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2cm" svg:height="2.2cm" svg:x="9.1cm" svg:y="7.2cm">
          <text:p text:style-name="P2">Find</text:p>
          <text:p text:style-name="P2">Patter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4cm" svg:y1="8.3cm" svg:x2="9.1cm" svg:y2="8.3cm" draw:start-shape="id5" draw:start-glue-point="1" draw:end-shape="id6" draw:end-glue-point="3" svg:d="M5400 8300h3700" svg:viewBox="0 0 3701 1">
          <text:p text:style-name="P2">Img<text:tab/><text:tab/></text:p>
          <text:p text:style-name="P2"/>
        </draw:connector>
        <draw:connector draw:style-name="gr5" draw:text-style-name="P3" draw:layer="layout" draw:type="line" svg:x1="12.3cm" svg:y1="8.3cm" svg:x2="15.857cm" svg:y2="12.064cm" draw:start-shape="id6" draw:start-glue-point="1" draw:end-shape="id3" draw:end-glue-point="3" svg:d="M12300 8300l3557 3764" svg:viewBox="0 0 3558 3765">
          <text:p text:style-name="P2">2D</text:p>
          <text:p text:style-name="P2">Pattern</text:p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nzep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mage – Die zu ladende Bilddatei</text:p>
              </text:list-item>
              <text:list-item>
                <text:p/>
              </text:list-item>
              <text:list-item>
                <text:p>Matrix – Eine Bildrepresentation</text:p>
              </text:list-item>
              <text:list-item>
                <text:p/>
              </text:list-item>
              <text:list-item>
                <text:p>Mask – Matrix fester Größe</text:p>
              </text:list-item>
              <text:list-item>
                <text:p/>
              </text:list-item>
              <text:list-item>
                <text:p>Glyph – Kontainer von Pixeln eines Zeichens </text:p>
              </text:list-item>
              <text:list-item>
                <text:p/>
              </text:list-item>
              <text:list-item>
                <text:p>Similarity - Ähnlichkeitsma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zeptdefinitionen</text:p>
          </draw:text-box>
        </draw:frame>
        <draw:frame draw:style-name="standard" draw:layer="layout" svg:width="24.799cm" svg:height="12.933cm" svg:x="1.6cm" svg:y="4.5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load_image([Pfad])</text:p>
              </table:table-cell>
              <table:table-cell>
                <text:p>Lädt Bilddatei (Farbe oder Grau) und überträgt Graustufen in neuerzeugte Matrix</text:p>
              </table:table-cell>
            </table:table-row>
            <table:table-row table:style-name="ro2" table:default-cell-style-name="gray2">
              <table:table-cell>
                <text:p>matrix(matrix input, Höhe, Weite)</text:p>
              </table:table-cell>
              <table:table-cell>
                <text:p>Erzeugt neue Matrix und skaliert die Einträge von input auf die neuen Maße</text:p>
              </table:table-cell>
            </table:table-row>
            <table:table-row table:style-name="ro2" table:default-cell-style-name="gray1">
              <table:table-cell>
                <text:p>matrix(Punktemenge)</text:p>
              </table:table-cell>
              <table:table-cell>
                <text:p>Erzeugt Matrix aus Punktemenge</text:p>
              </table:table-cell>
            </table:table-row>
            <table:table-row table:style-name="ro2" table:default-cell-style-name="gray2">
              <table:table-cell>
                <text:p>char to_char(matrix)</text:p>
              </table:table-cell>
              <table:table-cell>
                <text:p>Erzeugt Schriftzeichen aus Matrix</text:p>
              </table:table-cell>
            </table:table-row>
            <table:table-row table:style-name="ro3" table:default-cell-style-name="gray1">
              <table:table-cell>
                <text:p>bool glyph1==glyph2</text:p>
              </table:table-cell>
              <table:table-cell>
                <text:p>Vergleich auf Gleichheit</text:p>
              </table:table-cell>
            </table:table-row>
            <table:table-row table:style-name="ro3" table:default-cell-style-name="gray2">
              <table:table-cell>
                <text:p>void glyph.fuse(glyph)</text:p>
              </table:table-cell>
              <table:table-cell>
                <text:p>Vereinigung 2er Glyphen</text:p>
              </table:table-cell>
            </table:table-row>
            <table:table-row table:style-name="ro3" table:default-cell-style-name="gray1">
              <table:table-cell>
                <text:p>bool glyph.contains(Punkt)</text:p>
              </table:table-cell>
              <table:table-cell>
                <text:p>Enthält der Glyph den Punkt..?</text:p>
              </table:table-cell>
            </table:table-row>
            <table:table-row table:style-name="ro3" table:default-cell-style-name="gray2">
              <table:table-cell>
                <text:p>Int similarity(matrix, matrix)</text:p>
              </table:table-cell>
              <table:table-cell>
                <text:p>Ähnlichkeitsmaß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rum Glyphen?!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eblobbing (Annahme, dass die meisten Zeichen zusammenhängend sind)</text:p>
              </text:list-item>
              <text:list-item>
                <text:p>Speicherung von Informationen über die Ränder</text:p>
              </text:list-item>
              <text:list-item>
                <text:p>Vergleichbarkeit mit anderen</text:p>
              </text:list-item>
              <text:list-item>
                <text:p>Bessere Überlagerung beim Vergleichen → billigeres Ähnlichkeitsma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erausforderungen im Einzeln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1. i,j,;,: sind nicht verbunden</text:p>
              </text:list-item>
              <text:list-item>
                <text:p text:style-name="P5">2. I &amp; l sind ohne Serifen identisch</text:p>
              </text:list-item>
              <text:list-item>
                <text:p>3. C &amp; c, x &amp; X sind skaliert nahezu identisch</text:p>
              </text:list-item>
              <text:list-item>
                <text:p>4. f &amp; i berühren sich → fi (Ligatur)</text:p>
              </text:list-item>
              <text:list-item>
                <text:p>6. bei zu geringer Pixeldichte unklar ob zusammenhängend oder nicht</text:p>
              </text:list-item>
              <text:list-item>
                <text:p>7. Qualität des Ähnlichkeitsmaß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ys to work aroun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/>
            <text:list text:style-name="L1">
              <text:list-item>
                <text:p>Verbesserung der Bildqualität<text:line-break/>(upsampling, Gradienten, smoothing, opening/closing …)</text:p>
              </text:list-item>
              <text:list-item>
                <text:p>Verschiedene Ansätze zur Verbesserung der Vorhersage verbi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7:25:38.832051069</meta:creation-date>
    <meta:editing-duration>PT2H59M45S</meta:editing-duration>
    <meta:editing-cycles>30</meta:editing-cycles>
    <meta:generator>LibreOffice/6.1.2.1$Linux_X86_64 LibreOffice_project/10$Build-1</meta:generator>
    <dc:title>Alizarin</dc:title>
    <dc:date>2018-10-12T05:01:01.232098472</dc:date>
    <meta:document-statistic meta:object-count="88"/>
  </office:meta>
</office:document-meta>
</file>